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1.916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589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85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テニスコート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2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1021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ＭＳ Ｐゴシック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4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104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105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name-complex="ＭＳ Ｐゴシック" style:font-size-complex="11pt" style:font-style-complex="italic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ce108" style:family="table-cell" style:parent-style-name="Default">
      <style:text-properties fo:color="#0000ff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ニスコート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26" table:default-cell-style-name="Default"/>
        <table:table-column table:style-name="co10" table:number-columns-repeated="16128" table:default-cell-style-name="Default"/>
        <table:table-row table:style-name="ro1">
          <table:table-cell table:number-columns-repeated="16382"/>
        </table:table-row>
        <table:table-row table:style-name="ro1">
          <table:table-cell table:number-columns-repeated="20"/>
          <table:table-cell table:formula="of:=548.5*2" office:value-type="float" office:value="1097" calcext:value-type="float">
            <text:p>1097</text:p>
          </table:table-cell>
          <table:table-cell table:formula="of:=1189.5*2" office:value-type="float" office:value="2379" calcext:value-type="float">
            <text:p>2379</text:p>
          </table:table-cell>
          <table:table-cell table:number-columns-repeated="3"/>
          <table:table-cell office:value-type="string" calcext:value-type="string">
            <text:p>コートサイズ</text:p>
          </table:table-cell>
          <table:table-cell table:number-columns-repeated="16356"/>
        </table:table-row>
        <table:table-row table:style-name="ro1">
          <table:table-cell table:number-columns-repeated="20"/>
          <table:table-cell table:formula="of:=[.U2]/2" office:value-type="float" office:value="548.5" calcext:value-type="float">
            <text:p>548.5</text:p>
          </table:table-cell>
          <table:table-cell table:formula="of:=[.V2]/2" office:value-type="float" office:value="1189.5" calcext:value-type="float">
            <text:p>1189.5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31"/>
          <table:table-cell table:number-columns-repeated="8"/>
          <table:table-cell table:formula="of:=[.U2]+1000" office:value-type="float" office:value="2097" calcext:value-type="float">
            <text:p>2097</text:p>
          </table:table-cell>
          <table:table-cell table:formula="of:=[.V2]+1000" office:value-type="float" office:value="3379" calcext:value-type="float">
            <text:p>3379</text:p>
          </table:table-cell>
          <table:table-cell table:number-columns-repeated="3"/>
          <table:table-cell office:value-type="string" calcext:value-type="string">
            <text:p>フィールドサイズ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6"/>
          <table:table-cell table:style-name="ce10"/>
          <table:table-cell table:style-name="ce50"/>
          <table:table-cell table:formula="of:=[.U4]/2" office:value-type="float" office:value="1048.5" calcext:value-type="float">
            <text:p>1048.5</text:p>
          </table:table-cell>
          <table:table-cell table:formula="of:=[.V4]/2" office:value-type="float" office:value="1689.5" calcext:value-type="float">
            <text:p>1689.5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2" office:value-type="string" calcext:value-type="string">
            <text:p>(-1048.5,2188.5)</text:p>
          </table:table-cell>
          <table:table-cell table:style-name="ce7" table:number-columns-repeated="7"/>
          <table:table-cell table:style-name="ce32" office:value-type="string" calcext:value-type="string">
            <text:p>(0,2188.5)</text:p>
          </table:table-cell>
          <table:table-cell table:style-name="ce7" table:number-columns-repeated="5"/>
          <table:table-cell table:style-name="ce7" office:value-type="string" calcext:value-type="string">
            <text:p>(1048.5,2188.5)</text:p>
          </table:table-cell>
          <table:table-cell table:style-name="ce47"/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16360"/>
        </table:table-row>
        <table:table-row table:style-name="ro2">
          <table:table-cell table:number-columns-repeated="3"/>
          <table:table-cell table:style-name="ce3"/>
          <table:table-cell table:style-name="ce6" table:number-columns-repeated="3"/>
          <table:table-cell table:style-name="ce6" office:value-type="string" calcext:value-type="string">
            <text:p>ベースラインから後ろは8m以上</text:p>
          </table:table-cell>
          <table:table-cell table:style-name="ce6" table:number-columns-repeated="10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長さ23.77m</text:p>
          </table:table-cell>
          <table:table-cell table:style-name="ce6" table:number-columns-repeated="5"/>
          <table:table-cell table:style-name="ce6" office:value-type="string" calcext:value-type="string">
            <text:p>幅 ダブルス10.97mシングルス8.23m</text:p>
          </table:table-cell>
          <table:table-cell table:style-name="ce6" table:number-columns-repeated="7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サイドラインから外は5m以上</text:p>
          </table:table-cell>
          <table:table-cell table:style-name="ce6" table:number-columns-repeated="13"/>
          <table:table-cell table:style-name="ce48"/>
          <table:table-cell table:number-columns-repeated="16363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style-name="ce1010" office:value-type="string" calcext:value-type="string">
            <text:p>(-548.5,1188.5)</text:p>
          </table:table-cell>
          <table:table-cell table:style-name="ce16" table:number-columns-repeated="8"/>
          <table:table-cell table:style-name="ce16" office:value-type="string" calcext:value-type="string">
            <text:p>(411.5,1188.5)</text:p>
          </table:table-cell>
          <table:table-cell table:style-name="ce16" table:number-columns-repeated="2"/>
          <table:table-cell table:style-name="ce10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(-441.5,1188.5)</text:p>
          </table:table-cell>
          <table:table-cell table:style-name="ce11" table:number-columns-repeated="3"/>
          <table:table-cell table:style-name="ce11" office:value-type="string" calcext:value-type="string">
            <text:p>x=0</text:p>
          </table:table-cell>
          <table:table-cell table:style-name="ce33" office:value-type="string" calcext:value-type="string">
            <text:p>(0,1188.5)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 office:value-type="string" calcext:value-type="string">
            <text:p>(548.5,1188.5)</text:p>
          </table:table-cell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ベースライン</text:p>
          </table:table-cell>
          <table:table-cell table:formula="of:=&quot;((&quot;&amp;[.U11]&amp;&quot;,&quot;&amp;[.V11]&amp;&quot;),(&quot;&amp;[.W11]&amp;&quot;,&quot;&amp;[.X11]&amp;&quot;),&quot;&amp;[.Y11]&amp;&quot;)&quot;&amp;&quot;, # &quot;&amp;[.Z11]" office:value-type="string" office:string-value="((-548.5,1188.5),(548.5,1188.5),10), # ベースライン" calcext:value-type="string">
            <text:p>((-548.5,1188.5),(548.5,1188.5),10), # ベースライン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11" office:value-type="float" office:value="23.77" calcext:value-type="float">
            <text:p>23.77</text:p>
          </table:table-cell>
          <table:table-cell table:style-name="ce11" office:value-type="string" calcext:value-type="string">
            <text:p>太さ5cm 長さ10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 table:number-rows-repeated="2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2"/>
          <table:table-cell table:style-name="ce17"/>
          <table:table-cell table:style-name="ce11"/>
          <table:table-cell table:style-name="ce11" office:value-type="string" calcext:value-type="string">
            <text:p>太さ5cm</text:p>
          </table:table-cell>
          <table:table-cell table:style-name="ce11" table:number-columns-repeated="6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640" calcext:value-type="float">
            <text:p>640</text:p>
          </table:table-cell>
          <table:table-cell office:value-type="float" office:value="411.5" calcext:value-type="float">
            <text:p>411.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ービスライン</text:p>
          </table:table-cell>
          <table:table-cell table:formula="of:=&quot;((&quot;&amp;[.U15]&amp;&quot;,&quot;&amp;[.V15]&amp;&quot;),(&quot;&amp;[.W15]&amp;&quot;,&quot;&amp;[.X15]&amp;&quot;),&quot;&amp;[.Y15]&amp;&quot;)&quot;" office:value-type="string" office:string-value="((-411.5,640),(411.5,640),5)" calcext:value-type="string">
            <text:p>((-411.5,640),(411.5,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8" office:value-type="string" calcext:value-type="string">
            <text:p>(-411.5,640)</text:p>
          </table:table-cell>
          <table:table-cell table:style-name="ce21" table:number-columns-repeated="3"/>
          <table:table-cell table:style-name="ce27"/>
          <table:table-cell table:style-name="ce18" office:value-type="string" calcext:value-type="string">
            <text:p>(0,+640)</text:p>
          </table:table-cell>
          <table:table-cell table:style-name="ce21" table:number-columns-repeated="2"/>
          <table:table-cell table:style-name="ce21" office:value-type="string" calcext:value-type="string">
            <text:p>(-411.5,640)</text:p>
          </table:table-cell>
          <table:table-cell table:style-name="ce27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8" office:value-type="string" calcext:value-type="string">
            <text:p>ネット位置+0.914</text:p>
          </table:table-cell>
          <table:table-cell table:style-name="ce6"/>
          <table:table-cell table:style-name="ce48"/>
          <table:table-cell table:number-columns-repeated="9"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太さ2.5〜5cm</text:p>
          </table:table-cell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9" table:formula="of:=4.115+0.914" office:value-type="float" office:value="5.029" calcext:value-type="float">
            <text:p>5.029</text:p>
          </table:table-cell>
          <table:table-cell table:style-name="ce1052" table:formula="of:=5.485+0.914" office:value-type="float" office:value="6.399" calcext:value-type="float">
            <text:p>6.399</text:p>
          </table:table-cell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1188.5" calcext:value-type="float">
            <text:p>1188.5</text:p>
          </table:table-cell>
          <table:table-cell office:value-type="float" office:value="0" calcext:value-type="float">
            <text:p>0</text:p>
          </table:table-cell>
          <table:table-cell office:value-type="float" office:value="1178.5" calcext:value-type="float">
            <text:p>117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マーク</text:p>
          </table:table-cell>
          <table:table-cell table:formula="of:=&quot;((&quot;&amp;[.U19]&amp;&quot;,&quot;&amp;[.V19]&amp;&quot;),(&quot;&amp;[.W19]&amp;&quot;,&quot;&amp;[.X19]&amp;&quot;),&quot;&amp;[.Y19]&amp;&quot;)&quot;" office:value-type="string" office:string-value="((0,1188.5),(0,1178.5),5)" calcext:value-type="string">
            <text:p>((0,1188.5),(0,1178.5),5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3"/>
          <table:table-cell table:style-name="ce1020" office:value-type="string" calcext:value-type="string">
            <text:p>ネットの高さ1.07m</text:p>
          </table:table-cell>
          <table:table-cell table:style-name="ce22" table:number-columns-repeated="3"/>
          <table:table-cell table:style-name="ce29"/>
          <table:table-cell table:style-name="ce1020" office:value-type="string" calcext:value-type="string">
            <text:p>ネットの高さ0.914m</text:p>
          </table:table-cell>
          <table:table-cell table:style-name="ce22" table:number-columns-repeated="3"/>
          <table:table-cell table:style-name="ce29"/>
          <table:table-cell table:style-name="ce1050" office:value-type="string" calcext:value-type="string">
            <text:p>ネットの高さ1.07m</text:p>
          </table:table-cell>
          <table:table-cell table:style-name="ce6"/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イドライン</text:p>
          </table:table-cell>
          <table:table-cell table:formula="of:=&quot;((&quot;&amp;[.U20]&amp;&quot;,&quot;&amp;[.V20]&amp;&quot;),(&quot;&amp;[.W20]&amp;&quot;,&quot;&amp;[.X20]&amp;&quot;),&quot;&amp;[.Y20]&amp;&quot;)&quot;" office:value-type="string" office:string-value="((-548.5,1188.5),(-548.5,-1188.5),5)" calcext:value-type="string">
            <text:p>((-548.5,1188.5),(-548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4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x=0</text:p>
          </table:table-cell>
          <table:table-cell table:style-name="ce17" office:value-type="string" calcext:value-type="string">
            <text:p>(0,0)</text:p>
          </table:table-cell>
          <table:table-cell table:style-name="ce11" table:number-columns-repeated="3"/>
          <table:table-cell table:style-name="ce28" office:value-type="float" office:value="4.115" calcext:value-type="float">
            <text:p>4.115</text:p>
          </table:table-cell>
          <table:table-cell table:style-name="ce45" office:value-type="float" office:value="5.485" calcext:value-type="float">
            <text:p>5.485</text:p>
          </table:table-cell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411.5" calcext:value-type="float">
            <text:p>-41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ングルス左</text:p>
          </table:table-cell>
          <table:table-cell table:formula="of:=&quot;((&quot;&amp;[.U21]&amp;&quot;,&quot;&amp;[.V21]&amp;&quot;),(&quot;&amp;[.W21]&amp;&quot;,&quot;&amp;[.X21]&amp;&quot;),&quot;&amp;[.Y21]&amp;&quot;)&quot;" office:value-type="string" office:string-value="((-411.5,1188.5),(-411.5,-1188.5),5)" calcext:value-type="string">
            <text:p>((-411.5,1188.5),(-411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Y=0</text:p>
          </table:table-cell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ライン</text:p>
          </table:table-cell>
          <table:table-cell table:formula="of:=&quot;((&quot;&amp;[.U22]&amp;&quot;,&quot;&amp;[.V22]&amp;&quot;),(&quot;&amp;[.W22]&amp;&quot;,&quot;&amp;[.X22]&amp;&quot;),&quot;&amp;[.Y22]&amp;&quot;)&quot;" office:value-type="string" office:string-value="((0,640),(0,-640),5)" calcext:value-type="string">
            <text:p>((0,640),(0,-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411.5" calcext:value-type="float">
            <text:p>41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411.5" calcext:value-type="float">
            <text:p>41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ングルス右</text:p>
          </table:table-cell>
          <table:table-cell table:formula="of:=&quot;((&quot;&amp;[.U23]&amp;&quot;,&quot;&amp;[.V23]&amp;&quot;),(&quot;&amp;[.W23]&amp;&quot;,&quot;&amp;[.X23]&amp;&quot;),&quot;&amp;[.Y23]&amp;&quot;)&quot;" office:value-type="string" office:string-value="((411.5,1188.5),(411.5,-1188.5),5)" calcext:value-type="string">
            <text:p>((411.5,1188.5),(411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 office:value-type="string" calcext:value-type="string">
            <text:p>←5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イドライン</text:p>
          </table:table-cell>
          <table:table-cell table:formula="of:=&quot;((&quot;&amp;[.U24]&amp;&quot;,&quot;&amp;[.V24]&amp;&quot;),(&quot;&amp;[.W24]&amp;&quot;,&quot;&amp;[.X24]&amp;&quot;),&quot;&amp;[.Y24]&amp;&quot;)&quot;" office:value-type="string" office:string-value="((548.5,1188.5),(548.5,-1188.5),5)" calcext:value-type="string">
            <text:p>((548.5,1188.5),(548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4"/>
          <table:table-cell table:style-name="ce1021" office:value-type="string" calcext:value-type="string">
            <text:p>(-411.5,-640)</text:p>
          </table:table-cell>
          <table:table-cell table:style-name="ce23" table:number-columns-repeated="3"/>
          <table:table-cell table:style-name="ce30" office:value-type="string" calcext:value-type="string">
            <text:p>x=0</text:p>
          </table:table-cell>
          <table:table-cell table:style-name="ce34" office:value-type="string" calcext:value-type="string">
            <text:p>(0,-640)</text:p>
          </table:table-cell>
          <table:table-cell table:style-name="ce23" table:number-columns-repeated="2"/>
          <table:table-cell table:style-name="ce23" office:value-type="string" calcext:value-type="string">
            <text:p>(411.5,-640)</text:p>
          </table:table-cell>
          <table:table-cell table:style-name="ce30"/>
          <table:table-cell table:style-name="ce45"/>
          <table:table-cell table:style-name="ce6"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0" calcext:value-type="float">
            <text:p>0</text:p>
          </table:table-cell>
          <table:table-cell office:value-type="float" office:value="-1178.5" calcext:value-type="float">
            <text:p>-117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マーク</text:p>
          </table:table-cell>
          <table:table-cell table:formula="of:=&quot;((&quot;&amp;[.U25]&amp;&quot;,&quot;&amp;[.V25]&amp;&quot;),(&quot;&amp;[.W25]&amp;&quot;,&quot;&amp;[.X25]&amp;&quot;),&quot;&amp;[.Y25]&amp;&quot;)&quot;" office:value-type="string" office:string-value="((0,-1188.5),(0,-1178.5),5)" calcext:value-type="string">
            <text:p>((0,-1188.5),(0,-1178.5),5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-640" calcext:value-type="float">
            <text:p>-640</text:p>
          </table:table-cell>
          <table:table-cell office:value-type="float" office:value="411.5" calcext:value-type="float">
            <text:p>411.5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ービスライン</text:p>
          </table:table-cell>
          <table:table-cell table:formula="of:=&quot;((&quot;&amp;[.U26]&amp;&quot;,&quot;&amp;[.V26]&amp;&quot;),(&quot;&amp;[.W26]&amp;&quot;,&quot;&amp;[.X26]&amp;&quot;),&quot;&amp;[.Y26]&amp;&quot;)&quot;" office:value-type="string" office:string-value="((-411.5,-640),(411.5,-640),5)" calcext:value-type="string">
            <text:p>((-411.5,-640),(411.5,-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5029" calcext:value-type="float">
            <text:p>-5029</text:p>
          </table:table-cell>
          <table:table-cell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ネットS</text:p>
          </table:table-cell>
          <table:table-cell table:formula="of:=&quot;((&quot;&amp;[.U27]&amp;&quot;,&quot;&amp;[.V27]&amp;&quot;),(&quot;&amp;[.W27]&amp;&quot;,&quot;&amp;[.X27]&amp;&quot;),&quot;&amp;[.Y27]&amp;&quot;)&quot;" office:value-type="string" office:string-value="((-5029,0),(5029,0),10)" calcext:value-type="string">
            <text:p>((-5029,0),(5029,0),10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6399" calcext:value-type="float">
            <text:p>-6399</text:p>
          </table:table-cell>
          <table:table-cell office:value-type="float" office:value="0" calcext:value-type="float">
            <text:p>0</text:p>
          </table:table-cell>
          <table:table-cell office:value-type="float" office:value="6399" calcext:value-type="float">
            <text:p>63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ネットD</text:p>
          </table:table-cell>
          <table:table-cell table:formula="of:=&quot;((&quot;&amp;[.U28]&amp;&quot;,&quot;&amp;[.V28]&amp;&quot;),(&quot;&amp;[.W28]&amp;&quot;,&quot;&amp;[.X28]&amp;&quot;),&quot;&amp;[.Y28]&amp;&quot;)&quot;" office:value-type="string" office:string-value="((-6399,0),(6399,0),10)" calcext:value-type="string">
            <text:p>((-6399,0),(6399,0),10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5"/>
          <table:table-cell table:style-name="ce19"/>
          <table:table-cell table:style-name="ce22" table:number-columns-repeated="4"/>
          <table:table-cell table:style-name="ce19" office:value-type="string" calcext:value-type="string">
            <text:p>←5cm</text:p>
          </table:table-cell>
          <table:table-cell table:style-name="ce22"/>
          <table:table-cell table:style-name="ce22" office:value-type="string" calcext:value-type="string">
            <text:p>↓10cm</text:p>
          </table:table-cell>
          <table:table-cell table:style-name="ce22"/>
          <table:table-cell table:style-name="ce29"/>
          <table:table-cell table:style-name="ce46"/>
          <table:table-cell table:style-name="ce10"/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table:style-name="ce52" office:value-type="float" office:value="10" calcext:value-type="float">
            <text:p>10.0 </text:p>
          </table:table-cell>
          <table:table-cell office:value-type="string" calcext:value-type="string">
            <text:p>ベースライン</text:p>
          </table:table-cell>
          <table:table-cell table:formula="of:=&quot;((&quot;&amp;[.U30]&amp;&quot;,&quot;&amp;[.V30]&amp;&quot;),(&quot;&amp;[.W30]&amp;&quot;,&quot;&amp;[.X30]&amp;&quot;),&quot;&amp;[.Y30]&amp;&quot;)&quot;" office:value-type="string" office:string-value="((-548.5,-1188.5),(548.5,-1188.5),10)" calcext:value-type="string">
            <text:p>((-548.5,-1188.5),(548.5,-1188.5),10)</text:p>
          </table:table-cell>
          <table:table-cell table:number-columns-repeated="16355"/>
        </table:table-row>
        <table:table-row table:style-name="ro4">
          <table:table-cell table:number-columns-repeated="3"/>
          <table:table-cell table:style-name="ce3"/>
          <table:table-cell table:style-name="ce6"/>
          <table:table-cell table:style-name="ce6" office:value-type="string" calcext:value-type="string">
            <text:p>(-548.5,-1188.5)</text:p>
          </table:table-cell>
          <table:table-cell table:style-name="ce6" table:number-columns-repeated="5"/>
          <table:table-cell table:style-name="ce6" office:value-type="string" calcext:value-type="string">
            <text:p>(0,-1188.5)</text:p>
          </table:table-cell>
          <table:table-cell table:style-name="ce6" table:number-columns-repeated="2"/>
          <table:table-cell table:style-name="ce6" office:value-type="string" calcext:value-type="string">
            <text:p>(411.5,-1188.5)</text:p>
          </table:table-cell>
          <table:table-cell table:style-name="ce6" table:number-columns-repeated="2"/>
          <table:table-cell table:style-name="ce6" office:value-type="string" calcext:value-type="string">
            <text:p>(548.5,-1188.5)</text:p>
          </table:table-cell>
          <table:table-cell table:style-name="ce48"/>
          <table:table-cell table:number-columns-repeated="16363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4"/>
          <table:table-cell table:style-name="ce48"/>
          <table:table-cell table:number-columns-repeated="16363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4"/>
          <table:table-cell table:style-name="ce48"/>
          <table:table-cell table:number-columns-repeated="2"/>
          <table:table-cell office:value-type="string" calcext:value-type="string">
            <text:p>ネットの方程式</text:p>
          </table:table-cell>
          <table:table-cell table:number-columns-repeated="16360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3"/>
          <table:table-cell table:style-name="ce10"/>
          <table:table-cell table:style-name="ce48"/>
          <table:table-cell table:number-columns-repeated="2"/>
          <table:table-cell office:value-type="string" calcext:value-type="string">
            <text:p>シングルス</text:p>
          </table:table-cell>
          <table:table-cell office:value-type="string" calcext:value-type="string">
            <text:p>=(1.07-0.914)*abs(x)/5.029</text:p>
          </table:table-cell>
          <table:table-cell table:number-columns-repeated="16359"/>
        </table:table-row>
        <table:table-row table:style-name="ro5">
          <table:table-cell table:number-columns-repeated="3"/>
          <table:table-cell table:style-name="ce1005" office:value-type="string" calcext:value-type="string">
            <text:p>(-1048.5,-2188.5)</text:p>
          </table:table-cell>
          <table:table-cell table:style-name="ce9" table:number-columns-repeated="7"/>
          <table:table-cell table:style-name="ce9" office:value-type="string" calcext:value-type="string">
            <text:p>(0,-2188.5)</text:p>
          </table:table-cell>
          <table:table-cell table:style-name="ce9" table:number-columns-repeated="6"/>
          <table:table-cell table:style-name="ce49" office:value-type="string" calcext:value-type="string">
            <text:p>(1048.5,-2188.5)</text:p>
          </table:table-cell>
          <table:table-cell table:number-columns-repeated="3"/>
          <table:table-cell office:value-type="string" calcext:value-type="string">
            <text:p>=(1.07-0.914)*abs(x)/6.399</text:p>
          </table:table-cell>
          <table:table-cell table:number-columns-repeated="16359"/>
        </table:table-row>
        <table:table-row table:style-name="ro5">
          <table:table-cell table:number-columns-repeated="3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6"/>
          <table:table-cell table:style-name="ce10"/>
          <table:table-cell table:number-columns-repeated="16363"/>
        </table:table-row>
        <table:table-row table:style-name="ro5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L</text:p>
          </table:table-cell>
          <table:table-cell table:number-columns-repeated="3"/>
          <table:table-cell table:formula="of:=ATAN([.J38]/[.K38])/PI()*180" office:value-type="float" office:value="0.752009116579905" calcext:value-type="float">
            <text:p>0.752009116579905</text:p>
          </table:table-cell>
          <table:table-cell table:formula="of:=[.N38]-[.Q38]" office:value-type="float" office:value="0.156" calcext:value-type="float">
            <text:p>0.156</text:p>
          </table:table-cell>
          <table:table-cell office:value-type="float" office:value="11.885" calcext:value-type="float">
            <text:p>11.885</text:p>
          </table:table-cell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38]*100&amp;&quot;,&quot;&amp;[.P39]*100&amp;&quot;,&quot;&amp;[.O39]*100&amp;&quot;,&quot;&amp;[.M38]*100&amp;&quot;)&quot;" office:value-type="string" office:string-value="(-502.9,1188.5,0,1188.5)" calcext:value-type="string">
            <text:p>(-502.9,1188.5,0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4.115+0.914" office:value-type="float" office:value="5.029" calcext:value-type="float">
            <text:p>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L</text:p>
          </table:table-cell>
          <table:table-cell table:number-columns-repeated="6"/>
          <table:table-cell table:style-name="ce35" table:formula="of:=-5.485-0.914" office:value-type="float" office:value="-6.399" calcext:value-type="float">
            <text:p>-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42]*100&amp;&quot;,&quot;&amp;[.P43]*100&amp;&quot;,&quot;&amp;[.O43]*100&amp;&quot;,&quot;&amp;[.M42]*100&amp;&quot;)&quot;" office:value-type="string" office:string-value="(-639.9,0,0,1188.5)" calcext:value-type="string">
            <text:p>(-639.9,0,0,1188.5)</text:p>
          </table:table-cell>
          <table:table-cell table:number-columns-repeated="16360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5.485+0.914" office:value-type="float" office:value="6.399" calcext:value-type="float">
            <text:p>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L</text:p>
          </table:table-cell>
          <table:table-cell table:number-columns-repeated="3"/>
          <table:table-cell table:style-name="ce24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number-columns-repeated="2"/>
          <table:table-cell table:number-columns-repeated="2"/>
          <table:table-cell table:formula="of:=&quot;(&quot;&amp;[.L46]*100&amp;&quot;,&quot;&amp;[.P47]*100&amp;&quot;,&quot;&amp;[.O47]*100&amp;&quot;,&quot;&amp;[.M46]*100&amp;&quot;)&quot;" office:value-type="string" office:string-value="(-548.5,0,-543.5,2377)" calcext:value-type="string">
            <text:p>(-548.5,0,-543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number-columns-repeated="2"/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L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7" table:formula="of:=[.L49]+0.05" office:value-type="float" office:value="-4.065" calcext:value-type="float">
            <text:p>-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49]/0.3048" office:value-type="float" office:value="-13.3366141732283" calcext:value-type="float">
            <text:p>-13.3 </text:p>
          </table:table-cell>
          <table:table-cell table:style-name="ce25" table:formula="of:=[.P49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49]*100&amp;&quot;,&quot;&amp;[.P50]*100&amp;&quot;,&quot;&amp;[.O50]*100&amp;&quot;,&quot;&amp;[.M49]*100&amp;&quot;)&quot;" office:value-type="string" office:string-value="(-411.5,0,-406.5,2377)" calcext:value-type="string">
            <text:p>(-411.5,0,-406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7" table:formula="of:=[.L50]+0.05" office:value-type="float" office:value="-4.065" calcext:value-type="float">
            <text:p>-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0]/0.3048" office:value-type="float" office:value="-13.3366141732283" calcext:value-type="float">
            <text:p>-13.3 </text:p>
          </table:table-cell>
          <table:table-cell table:style-name="ce25" table:formula="of:=[.P50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5">
          <table:table-cell table:number-columns-repeated="4"/>
          <table:table-cell office:value-type="string" calcext:value-type="string">
            <text:p>センターサービス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25" table:formula="of:=[.O52]/0.3048" office:value-type="float" office:value="0.0820209973753281" calcext:value-type="float">
            <text:p>0.1 </text:p>
          </table:table-cell>
          <table:table-cell table:style-name="ce25" table:formula="of:=[.P52]/0.9144" office:value-type="float" office:value="19.996719160105" calcext:value-type="float">
            <text:p>20.0 </text:p>
          </table:table-cell>
          <table:table-cell table:number-columns-repeated="2"/>
          <table:table-cell table:formula="of:=&quot;(&quot;&amp;[.L52]*100&amp;&quot;,&quot;&amp;[.P53]*100&amp;&quot;,&quot;&amp;[.O53]*100&amp;&quot;,&quot;&amp;[.M52]*100&amp;&quot;)&quot;" office:value-type="string" office:string-value="(-2.5,548.5,2.5,1828.5)" calcext:value-type="string">
            <text:p>(-2.5,548.5,2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25" table:formula="of:=[.O53]/0.3048" office:value-type="float" office:value="0.0820209973753281" calcext:value-type="float">
            <text:p>0.1 </text:p>
          </table:table-cell>
          <table:table-cell table:style-name="ce25" table:formula="of:=[.P53]/0.9144" office:value-type="float" office:value="5.99846894138233" calcext:value-type="float">
            <text:p>6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5]-0.05" office:value-type="float" office:value="5.435" calcext:value-type="float">
            <text:p>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23.77" calcext:value-type="float">
            <text:p>23.770 </text:p>
          </table:table-cell>
          <table:table-cell/>
          <table:table-cell table:style-name="ce25" table:formula="of:=[.O55]/0.3048" office:value-type="float" office:value="17.995406824147" calcext:value-type="float">
            <text:p>18.0 </text:p>
          </table:table-cell>
          <table:table-cell table:style-name="ce25" table:formula="of:=[.P55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5]*100&amp;&quot;,&quot;&amp;[.P56]*100&amp;&quot;,&quot;&amp;[.O56]*100&amp;&quot;,&quot;&amp;[.M55]*100&amp;&quot;)&quot;" office:value-type="string" office:string-value="(543.5,0,548.5,2377)" calcext:value-type="string">
            <text:p>(543.5,0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6]-0.05" office:value-type="float" office:value="5.435" calcext:value-type="float">
            <text:p>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25" table:formula="of:=[.O56]/0.3048" office:value-type="float" office:value="17.995406824147" calcext:value-type="float">
            <text:p>18.0 </text:p>
          </table:table-cell>
          <table:table-cell table:style-name="ce25" table:formula="of:=[.P56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8]-0.05" office:value-type="float" office:value="4.065" calcext:value-type="float">
            <text:p>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58]/0.3048" office:value-type="float" office:value="13.500656167979" calcext:value-type="float">
            <text:p>13.5 </text:p>
          </table:table-cell>
          <table:table-cell table:style-name="ce25" table:formula="of:=[.P58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8]*100&amp;&quot;,&quot;&amp;[.P59]*100&amp;&quot;,&quot;&amp;[.O59]*100&amp;&quot;,&quot;&amp;[.M58]*100&amp;&quot;)&quot;" office:value-type="string" office:string-value="(406.5,0,411.5,2377)" calcext:value-type="string">
            <text:p>(406.5,0,411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9]-0.05" office:value-type="float" office:value="4.065" calcext:value-type="float">
            <text:p>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9]/0.3048" office:value-type="float" office:value="13.500656167979" calcext:value-type="float">
            <text:p>13.5 </text:p>
          </table:table-cell>
          <table:table-cell table:style-name="ce25" table:formula="of:=[.P59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ベー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61]/0.3048" office:value-type="float" office:value="17.995406824147" calcext:value-type="float">
            <text:p>18.0 </text:p>
          </table:table-cell>
          <table:table-cell table:style-name="ce25" table:formula="of:=[.P61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1]*100&amp;&quot;,&quot;&amp;[.P62]*100&amp;&quot;,&quot;&amp;[.O62]*100&amp;&quot;,&quot;&amp;[.M61]*100&amp;&quot;)&quot;" office:value-type="string" office:string-value="(-548.5,2367,548.5,2377)" calcext:value-type="string">
            <text:p>(-548.5,2367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table:formula="of:=[.M61]-0.1" office:value-type="float" office:value="23.67" calcext:value-type="float">
            <text:p>23.6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[.P61]-0.1" office:value-type="float" office:value="23.67" calcext:value-type="float">
            <text:p>23.670 </text:p>
          </table:table-cell>
          <table:table-cell/>
          <table:table-cell table:style-name="ce25" table:formula="of:=[.O62]/0.3048" office:value-type="float" office:value="17.995406824147" calcext:value-type="float">
            <text:p>18.0 </text:p>
          </table:table-cell>
          <table:table-cell table:style-name="ce25" table:formula="of:=[.P62]/0.3048" office:value-type="float" office:value="77.6574803149606" calcext:value-type="float">
            <text:p>77.7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1]" office:value-type="float" office:value="23.77" calcext:value-type="float">
            <text:p>23.7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1]" office:value-type="float" office:value="23.77" calcext:value-type="float">
            <text:p>23.770 </text:p>
          </table:table-cell>
          <table:table-cell/>
          <table:table-cell table:style-name="ce25" table:formula="of:=[.O64]/0.3048" office:value-type="float" office:value="0.0820209973753281" calcext:value-type="float">
            <text:p>0.1 </text:p>
          </table:table-cell>
          <table:table-cell table:style-name="ce25" table:formula="of:=[.P64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4]*100&amp;&quot;,&quot;&amp;[.P65]*100&amp;&quot;,&quot;&amp;[.O65]*100&amp;&quot;,&quot;&amp;[.M64]*100&amp;&quot;)&quot;" office:value-type="string" office:string-value="(-2.5,2357,2.5,2377)" calcext:value-type="string">
            <text:p>(-2.5,2357,2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4]-0.2" office:value-type="float" office:value="23.57" calcext:value-type="float">
            <text:p>23.5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4]-0.2" office:value-type="float" office:value="23.57" calcext:value-type="float">
            <text:p>23.570 </text:p>
          </table:table-cell>
          <table:table-cell/>
          <table:table-cell table:style-name="ce25" table:formula="of:=[.O65]/0.3048" office:value-type="float" office:value="0.0820209973753281" calcext:value-type="float">
            <text:p>0.1 </text:p>
          </table:table-cell>
          <table:table-cell table:style-name="ce25" table:formula="of:=[.P65]/0.3048" office:value-type="float" office:value="77.3293963254593" calcext:value-type="float">
            <text:p>77.3 </text:p>
          </table:table-cell>
          <table:table-cell table:number-columns-repeated="16363"/>
        </table:table-row>
        <table:table-row table:style-name="ro5">
          <table:table-cell table:number-columns-repeated="16"/>
          <table:table-cell table:style-name="ce38"/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サービ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41"/>
          <table:table-cell table:style-name="ce42" office:value-type="float" office:value="4.115" calcext:value-type="float">
            <text:p>4.115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38"/>
          <table:table-cell table:style-name="ce25" table:formula="of:=[.O67]/0.3048" office:value-type="float" office:value="13.500656167979" calcext:value-type="float">
            <text:p>13.5 </text:p>
          </table:table-cell>
          <table:table-cell table:style-name="ce25" table:formula="of:=[.P67]/0.3048" office:value-type="float" office:value="59.990157480315" calcext:value-type="float">
            <text:p>60.0 </text:p>
          </table:table-cell>
          <table:table-cell table:number-columns-repeated="2"/>
          <table:table-cell table:formula="of:=&quot;(&quot;&amp;[.L67]*100&amp;&quot;,&quot;&amp;[.P68]*100&amp;&quot;,&quot;&amp;[.O68]*100&amp;&quot;,&quot;&amp;[.M67]*100&amp;&quot;)&quot;" office:value-type="string" office:string-value="(-411.5,1823.5,411.5,1828.5)" calcext:value-type="string">
            <text:p>(-411.5,1823.5,411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67]-0.05" office:value-type="float" office:value="18.235" calcext:value-type="float">
            <text:p>18.2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67]-0.05" office:value-type="float" office:value="18.235" calcext:value-type="float">
            <text:p>18.235 </text:p>
          </table:table-cell>
          <table:table-cell/>
          <table:table-cell table:style-name="ce25" table:formula="of:=[.O68]/0.3048" office:value-type="float" office:value="13.500656167979" calcext:value-type="float">
            <text:p>13.5 </text:p>
          </table:table-cell>
          <table:table-cell table:style-name="ce25" table:formula="of:=[.P68]/0.3048" office:value-type="float" office:value="59.8261154855643" calcext:value-type="float">
            <text:p>59.8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25" table:formula="of:=[.O70]/0.3048" office:value-type="float" office:value="13.500656167979" calcext:value-type="float">
            <text:p>13.5 </text:p>
          </table:table-cell>
          <table:table-cell table:style-name="ce25" table:formula="of:=[.P70]/0.3048" office:value-type="float" office:value="38.992782152231" calcext:value-type="float">
            <text:p>39.0 </text:p>
          </table:table-cell>
          <table:table-cell table:number-columns-repeated="16363"/>
        </table:table-row>
        <table:table-row table:style-name="ro5">
          <table:table-cell table:number-columns-repeated="8"/>
          <table:table-cell table:style-name="ce25" table:number-columns-repeated="2"/>
          <table:table-cell table:number-columns-repeated="2"/>
          <table:table-cell table:style-name="ce38"/>
          <table:table-cell/>
          <table:table-cell table:style-name="ce35" table:number-columns-repeated="2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73]+0.05" office:value-type="float" office:value="5.535" calcext:value-type="float">
            <text:p>5.5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73]+0.05" office:value-type="float" office:value="5.535" calcext:value-type="float">
            <text:p>5.535 </text:p>
          </table:table-cell>
          <table:table-cell/>
          <table:table-cell table:style-name="ce25" table:formula="of:=[.O72]/0.3048" office:value-type="float" office:value="13.500656167979" calcext:value-type="float">
            <text:p>13.5 </text:p>
          </table:table-cell>
          <table:table-cell table:style-name="ce25" table:formula="of:=[.P72]/0.3048" office:value-type="float" office:value="18.1594488188976" calcext:value-type="float">
            <text:p>18.2 </text:p>
          </table:table-cell>
          <table:table-cell table:number-columns-repeated="2"/>
          <table:table-cell table:formula="of:=&quot;(&quot;&amp;[.L72]*100&amp;&quot;,&quot;&amp;[.P73]*100&amp;&quot;,&quot;&amp;[.O73]*100&amp;&quot;,&quot;&amp;[.M72]*100&amp;&quot;)&quot;" office:value-type="string" office:string-value="(-411.5,548.5,411.5,553.5)" calcext:value-type="string">
            <text:p>(-411.5,548.5,411.5,553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 table:style-name="ce41" office:value-type="string" calcext:value-type="string">
            <text:p>～</text:p>
          </table:table-cell>
          <table:table-cell table:style-name="ce43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25" table:formula="of:=[.O73]/0.3048" office:value-type="float" office:value="13.500656167979" calcext:value-type="float">
            <text:p>13.5 </text:p>
          </table:table-cell>
          <table:table-cell table:style-name="ce25" table:formula="of:=[.P73]/0.3048" office:value-type="float" office:value="17.995406824147" calcext:value-type="float">
            <text:p>18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25" table:formula="of:=[.O75]/0.3048" office:value-type="float" office:value="0.0820209973753281" calcext:value-type="float">
            <text:p>0.1 </text:p>
          </table:table-cell>
          <table:table-cell table:style-name="ce25" table:formula="of:=[.P75]/0.3048" office:value-type="float" office:value="0.656167979002625" calcext:value-type="float">
            <text:p>0.7 </text:p>
          </table:table-cell>
          <table:table-cell table:number-columns-repeated="2"/>
          <table:table-cell table:formula="of:=&quot;(&quot;&amp;[.L75]*100&amp;&quot;,&quot;&amp;[.P76]*100&amp;&quot;,&quot;&amp;[.O76]*100&amp;&quot;,&quot;&amp;[.M75]*100&amp;&quot;)&quot;" office:value-type="string" office:string-value="(-2.5,0,2.5,20)" calcext:value-type="string">
            <text:p>(-2.5,0,2.5,20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6]/0.3048" office:value-type="float" office:value="0.0820209973753281" calcext:value-type="float">
            <text:p>0.1 </text:p>
          </table:table-cell>
          <table:table-cell table:style-name="ce25" table:formula="of:=[.P76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25" table:formula="of:=[.O78]/0.3048" office:value-type="float" office:value="17.995406824147" calcext:value-type="float">
            <text:p>18.0 </text:p>
          </table:table-cell>
          <table:table-cell table:style-name="ce25" table:formula="of:=[.P78]/0.3048" office:value-type="float" office:value="0.328083989501312" calcext:value-type="float">
            <text:p>0.3 </text:p>
          </table:table-cell>
          <table:table-cell table:number-columns-repeated="2"/>
          <table:table-cell table:formula="of:=&quot;(&quot;&amp;[.L78]*100&amp;&quot;,&quot;&amp;[.P79]*100&amp;&quot;,&quot;&amp;[.O79]*100&amp;&quot;,&quot;&amp;[.M78]*100&amp;&quot;)&quot;" office:value-type="string" office:string-value="(-548.5,0,548.5,10)" calcext:value-type="string">
            <text:p>(-548.5,0,548.5,10)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ベー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9]/0.3048" office:value-type="float" office:value="17.995406824147" calcext:value-type="float">
            <text:p>18.0 </text:p>
          </table:table-cell>
          <table:table-cell table:style-name="ce25" table:formula="of:=[.P79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 table:number-rows-repeated="2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判定1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singlesjudge1=</text:p>
          </table:table-cell>
          <table:table-cell table:number-columns-repeated="2"/>
          <table:table-cell table:formula="of:=&quot;(&quot;&amp;[.L82]*100&amp;&quot;,&quot;&amp;[.P83]*100&amp;&quot;,&quot;&amp;[.O83]*100&amp;&quot;,&quot;&amp;[.M82]*100&amp;&quot;)&quot;" office:value-type="string" office:string-value="(-411.5,1188.5,411.5,2377)" calcext:value-type="string">
            <text:p>(-411.5,1188.5,411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シングルス判定2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inglesjudge2=</text:p>
          </table:table-cell>
          <table:table-cell table:number-columns-repeated="2"/>
          <table:table-cell table:formula="of:=&quot;(&quot;&amp;[.L85]*100&amp;&quot;,&quot;&amp;[.P86]*100&amp;&quot;,&quot;&amp;[.O86]*100&amp;&quot;,&quot;&amp;[.M85]*100&amp;&quot;)&quot;" office:value-type="string" office:string-value="(-411.5,0,411.5,1188.5)" calcext:value-type="string">
            <text:p>(-411.5,0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1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doublesjudge1=</text:p>
          </table:table-cell>
          <table:table-cell table:number-columns-repeated="2"/>
          <table:table-cell table:formula="of:=&quot;(&quot;&amp;[.L88]*100&amp;&quot;,&quot;&amp;[.P89]*100&amp;&quot;,&quot;&amp;[.O89]*100&amp;&quot;,&quot;&amp;[.M88]*100&amp;&quot;)&quot;" office:value-type="string" office:string-value="(-548.5,1188.5,548.5,2377)" calcext:value-type="string">
            <text:p>(-548.5,1188.5,548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2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doublesjudge2=</text:p>
          </table:table-cell>
          <table:table-cell table:number-columns-repeated="2"/>
          <table:table-cell table:formula="of:=&quot;(&quot;&amp;[.L91]*100&amp;&quot;,&quot;&amp;[.P92]*100&amp;&quot;,&quot;&amp;[.O92]*100&amp;&quot;,&quot;&amp;[.M91]*100&amp;&quot;)&quot;" office:value-type="string" office:string-value="(-548.5,0,548.5,1188.5)" calcext:value-type="string">
            <text:p>(-548.5,0,548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1D</text:p>
          </table:table-cell>
          <table:table-cell table:number-columns-repeated="4"/>
          <table:table-cell table:style-name="ce26"/>
          <table:table-cell/>
          <table:table-cell table:style-name="ce37" office:value-type="float" office:value="-4.115" calcext:value-type="float">
            <text:p>-4.11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d=</text:p>
          </table:table-cell>
          <table:table-cell table:number-columns-repeated="2"/>
          <table:table-cell table:formula="of:=&quot;(&quot;&amp;[.L94]*100&amp;&quot;,&quot;&amp;[.P95]*100&amp;&quot;,&quot;&amp;[.O95]*100&amp;&quot;,&quot;&amp;[.M94]*100&amp;&quot;)&quot;" office:value-type="string" office:string-value="(-411.5,1188.5,2.5,1828.5)" calcext:value-type="string">
            <text:p>(-411.5,1188.5,2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40" table:number-columns-repeated="4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判定1A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4.115" calcext:value-type="float">
            <text:p>4.11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a=</text:p>
          </table:table-cell>
          <table:table-cell table:number-columns-repeated="2"/>
          <table:table-cell table:formula="of:=&quot;(&quot;&amp;[.L97]*100&amp;&quot;,&quot;&amp;[.P98]*100&amp;&quot;,&quot;&amp;[.O98]*100&amp;&quot;,&quot;&amp;[.M97]*100&amp;&quot;)&quot;" office:value-type="string" office:string-value="(-2.5,1188.5,411.5,1828.5)" calcext:value-type="string">
            <text:p>(-2.5,1188.5,411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D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d=</text:p>
          </table:table-cell>
          <table:table-cell table:number-columns-repeated="2"/>
          <table:table-cell table:formula="of:=&quot;(&quot;&amp;[.L100]*100&amp;&quot;,&quot;&amp;[.P101]*100&amp;&quot;,&quot;&amp;[.O101]*100&amp;&quot;,&quot;&amp;[.M100]*100&amp;&quot;)&quot;" office:value-type="string" office:string-value="(-2.5,548.5,411.5,1188.5)" calcext:value-type="string">
            <text:p>(-2.5,548.5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A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a=</text:p>
          </table:table-cell>
          <table:table-cell table:number-columns-repeated="2"/>
          <table:table-cell table:formula="of:=&quot;(&quot;&amp;[.L103]*100&amp;&quot;,&quot;&amp;[.P104]*100&amp;&quot;,&quot;&amp;[.O104]*100&amp;&quot;,&quot;&amp;[.M103]*100&amp;&quot;)&quot;" office:value-type="string" office:string-value="(-411.5,548.5,2.5,1188.5)" calcext:value-type="string">
            <text:p>(-411.5,548.5,2.5,1188.5)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1" table:number-rows-repeated="104847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Sheet2" table:style-name="ta2">
        <office:forms form:automatic-focus="false" form:apply-design-mode="false"/>
        <table:table-column table:style-name="co11" table:number-columns-repeated="5" table:default-cell-style-name="Default"/>
        <table:table-row table:style-name="ro6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a= 1.0 -4.015649387085481 -1.8497525931116394 1.04826815178148 1.0 0.8222586645538538 -0.20014559400296758</text:p>
          </table:table-cell>
          <table:table-cell table:number-columns-repeated="3"/>
        </table:table-row>
        <table:table-row table:style-name="ro6" table:number-rows-repeated="2">
          <table:table-cell table:number-columns-repeated="5"/>
        </table:table-row>
        <table:table-row table:style-name="ro6">
          <table:table-cell/>
          <table:table-cell office:value-type="string" calcext:value-type="string">
            <text:p>a</text:p>
          </table:table-cell>
          <table:table-cell table:formula="of:=0.5*9.8" office:value-type="float" office:value="4.9" calcext:value-type="float">
            <text:p>4.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</text:p>
          </table:table-cell>
          <table:table-cell office:value-type="float" office:value="-4.015649" calcext:value-type="float">
            <text:p>-4.01564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</table:table-row>
        <table:table-row table:style-name="ro6">
          <table:table-cell table:number-columns-repeated="2"/>
          <table:table-cell table:formula="of:=[.C13]*[.C13]-4*[.C12]*[.C14]" office:value-type="float" office:value="-3.474563108799" calcext:value-type="float">
            <text:p>-3.47456310879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qrt_d</text:p>
          </table:table-cell>
          <table:table-cell table:formula="of:=SQRT([.C16])" office:value-type="string" office:string-value="" calcext:value-type="error">
            <text:p>エラー:502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-b+sqrt_d</text:p>
          </table:table-cell>
          <table:table-cell table:formula="of:=-[.C13]+[.C17]" office:value-type="string" office:string-value="" calcext:value-type="error">
            <text:p>エラー: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b-sqrt_d</text:p>
          </table:table-cell>
          <table:table-cell table:formula="of:=-[.C13]-[.C17]" office:value-type="string" office:string-value="" calcext:value-type="error">
            <text:p>エラー:502</text:p>
          </table:table-cell>
          <table:table-cell table:number-columns-repeated="2"/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float" office:value="0" calcext:value-type="float">
            <text:p>0</text:p>
          </table:table-cell>
          <table:table-cell table:formula="of:=4.015*[.B21]-4.9*[.B21]*[.B21]" office:value-type="float" office:value="0" calcext:value-type="float">
            <text:p>0</text:p>
          </table:table-cell>
          <table:table-cell table:formula="of:=4.01-9.8*[.B21]" office:value-type="float" office:value="4.01" calcext:value-type="float">
            <text:p>4.01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4.015*[.B22]-4.9*[.B22]*[.B22]" office:value-type="float" office:value="0.3525" calcext:value-type="float">
            <text:p>0.3525</text:p>
          </table:table-cell>
          <table:table-cell table:formula="of:=4.01-9.8*[.B22]" office:value-type="float" office:value="3.03" calcext:value-type="float">
            <text:p>3.03</text:p>
          </table:table-cell>
          <table:table-cell/>
        </table:table-row>
        <table:table-row table:style-name="ro1">
          <table:table-cell/>
          <table:table-cell table:formula="of:=0.1+[.B22]" office:value-type="float" office:value="0.2" calcext:value-type="float">
            <text:p>0.2</text:p>
          </table:table-cell>
          <table:table-cell table:formula="of:=4.015*[.B23]-4.9*[.B23]*[.B23]" office:value-type="float" office:value="0.607" calcext:value-type="float">
            <text:p>0.607</text:p>
          </table:table-cell>
          <table:table-cell table:formula="of:=4.01-9.8*[.B23]" office:value-type="float" office:value="2.05" calcext:value-type="float">
            <text:p>2.05</text:p>
          </table:table-cell>
          <table:table-cell/>
        </table:table-row>
        <table:table-row table:style-name="ro1">
          <table:table-cell/>
          <table:table-cell table:formula="of:=0.1+[.B23]" office:value-type="float" office:value="0.3" calcext:value-type="float">
            <text:p>0.3</text:p>
          </table:table-cell>
          <table:table-cell table:formula="of:=4.015*[.B24]-4.9*[.B24]*[.B24]" office:value-type="float" office:value="0.7635" calcext:value-type="float">
            <text:p>0.7635</text:p>
          </table:table-cell>
          <table:table-cell table:formula="of:=4.01-9.8*[.B24]" office:value-type="float" office:value="1.07" calcext:value-type="float">
            <text:p>1.07</text:p>
          </table:table-cell>
          <table:table-cell/>
        </table:table-row>
        <table:table-row table:style-name="ro1">
          <table:table-cell/>
          <table:table-cell table:formula="of:=0.1+[.B24]" office:value-type="float" office:value="0.4" calcext:value-type="float">
            <text:p>0.4</text:p>
          </table:table-cell>
          <table:table-cell table:formula="of:=4.015*[.B25]-4.9*[.B25]*[.B25]" office:value-type="float" office:value="0.822" calcext:value-type="float">
            <text:p>0.822</text:p>
          </table:table-cell>
          <table:table-cell table:formula="of:=4.01-9.8*[.B25]" office:value-type="float" office:value="0.0899999999999994" calcext:value-type="float">
            <text:p>0.0899999999999994</text:p>
          </table:table-cell>
          <table:table-cell/>
        </table:table-row>
        <table:table-row table:style-name="ro1">
          <table:table-cell/>
          <table:table-cell table:formula="of:=0.1+[.B25]" office:value-type="float" office:value="0.5" calcext:value-type="float">
            <text:p>0.5</text:p>
          </table:table-cell>
          <table:table-cell table:formula="of:=4.015*[.B26]-4.9*[.B26]*[.B26]" office:value-type="float" office:value="0.7825" calcext:value-type="float">
            <text:p>0.7825</text:p>
          </table:table-cell>
          <table:table-cell table:formula="of:=4.01-9.8*[.B26]" office:value-type="float" office:value="-0.890000000000001" calcext:value-type="float">
            <text:p>-0.890000000000001</text:p>
          </table:table-cell>
          <table:table-cell/>
        </table:table-row>
        <table:table-row table:style-name="ro1">
          <table:table-cell/>
          <table:table-cell table:formula="of:=0.1+[.B26]" office:value-type="float" office:value="0.6" calcext:value-type="float">
            <text:p>0.6</text:p>
          </table:table-cell>
          <table:table-cell table:formula="of:=4.015*[.B27]-4.9*[.B27]*[.B27]" office:value-type="float" office:value="0.645" calcext:value-type="float">
            <text:p>0.645</text:p>
          </table:table-cell>
          <table:table-cell table:formula="of:=4.01-9.8*[.B27]" office:value-type="float" office:value="-1.87" calcext:value-type="float">
            <text:p>-1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(-0.14838284281231426, -10.036970973578722, 1.5, 0.11237574102820556),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(-0.36058298611642753, -7.372680285427077, 2.0, 0.2730826522730153), (-0.9867813356564988, 0.48958788102048345, 2.0, 0.7473255109922907), (-1.1989814789606121, 3.1538785691721287, 1.5, 0.9080324222371005), (-1.3473643217729265, 5.016907595593411, 1.0, 1.0204081632653061), (-1.4685129191137372, 6.537995539983585, 0.5, 1.112158416479699), (-1.5521863853019653, 7.588562393235785, 0.5, 1.1755273854864061), (-2.2299221572796943, 16.097911530289494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(-0.9867813356564988, 0.48958788102048345, 2.0, 0.7473255109922907), (-1.1989814789606121, 3.1538785691721287, 1.5, 0.9080324222371005), (-1.3473643217729265, 5.016907595593411, 1.0, 1.0204081632653061), (-1.4685129191137372, 6.537995539983585, 0.5, 1.112158416479699), (-1.5521863853019653, 7.588562393235785, 0.5, 1.1755273854864061), (-2.2299221572796943, 16.097911530289494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(-1.1989814789606121, 3.1538785691721287, 1.5, 0.9080324222371005), (-1.3473643217729265, 5.016907595593411, 1.0, 1.0204081632653061), (-1.4685129191137372, 6.537995539983585, 0.5, 1.112158416479699), (-1.5521863853019653, 7.588562393235785, 0.5, 1.1755273854864061), (-2.2299221572796943, 16.097911530289494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(-1.3473643217729265, 5.016907595593411, 1.0, 1.0204081632653061), (-1.4685129191137372, 6.537995539983585, 0.5, 1.112158416479699), (-1.5521863853019653, 7.588562393235785, 0.5, 1.1755273854864061), (-2.2299221572796943, 16.097911530289494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1.4685129191137372, 6.537995539983585, 0.5, 1.112158416479699), (-1.5521863853019653, 7.588562393235785, 0.5, 1.1755273854864061), (-2.2299221572796943, 16.097911530289494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1.5521863853019653, 7.588562393235785, 0.5, 1.1755273854864061), (-2.2299221572796943, 16.097911530289494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2.2299221572796943, 16.097911530289494, 0.5, 1.688801414705906)]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 calcext:value-type="string">
            <text:p>1.0495634905659246 (-3.45, 4.25)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(-0.3572277500459198, -10.227759952683593, 1.5, 0.10867629109136441), (-0.8502951177727984, -7.919632999411394, 2.0, 0.2586778874842847), (-2.593313341146529, 0.23971317667143133, 2.0, 0.7889411601347627), (-3.086380708873408, 2.5478401299436317, 1.5, 0.9389427565276831), (-3.4436084589193277, 4.220080177260039, 1.0, 1.0476190476190474), (-3.7385220185915906, 5.600617565291065, 0.5, 1.1373380346059583), (-3.933155726270009, 6.511728979495837, 0.5, 1.1965497544937116), (-5.7319575065945285, 14.932206878696123, 0.5, 1.7437835734483789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0.8502951177727984, -7.919632999411394, 2.0, 0.2586778874842847), (-2.593313341146529, 0.23971317667143133, 2.0, 0.7889411601347627), (-3.086380708873408, 2.5478401299436317, 1.5, 0.9389427565276831), (-3.4436084589193277, 4.220080177260039, 1.0, 1.0476190476190474), (-3.7385220185915906, 5.600617565291065, 0.5, 1.1373380346059583), (-3.933155726270009, 6.511728979495837, 0.5, 1.1965497544937116), (-5.7319575065945285, 14.932206878696123, 0.5, 1.7437835734483789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2.593313341146529, 0.23971317667143133, 2.0, 0.7889411601347627), (-3.086380708873408, 2.5478401299436317, 1.5, 0.9389427565276831), (-3.4436084589193277, 4.220080177260039, 1.0, 1.0476190476190474), (-3.7385220185915906, 5.600617565291065, 0.5, 1.1373380346059583), (-3.933155726270009, 6.511728979495837, 0.5, 1.1965497544937116), (-5.7319575065945285, 14.932206878696123, 0.5, 1.7437835734483789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3.086380708873408, 2.5478401299436317, 1.5, 0.9389427565276831), (-3.4436084589193277, 4.220080177260039, 1.0, 1.0476190476190474), (-3.7385220185915906, 5.600617565291065, 0.5, 1.1373380346059583), (-3.933155726270009, 6.511728979495837, 0.5, 1.1965497544937116), (-5.7319575065945285, 14.932206878696123, 0.5, 1.7437835734483789)]</text:p>
          </table:table-cell>
          <table:table-cell table:number-columns-repeated="3"/>
        </table:table-row>
        <table:table-row table:style-name="ro1">
          <table:table-cell/>
          <table:table-cell table:style-name="ce108" office:value-type="string" calcext:value-type="string">
            <text:p>(-3.4436084589193277, 4.220080177260039, 1.0, 1.0476190476190474)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3.7385220185915906, 5.600617565291065, 0.5, 1.1373380346059583),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3.933155726270009, 6.511728979495837, 0.5, 1.1965497544937116),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5.7319575065945285, 14.932206878696123, 0.5, 1.7437835734483789)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 calcext:value-type="string">
            <text:p>1.0224042585568214 (-2.7, 3.05) [0, -11.9] [0, -11.9, 1.0] -2.640834070674936 14.622396057996403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[(-0.2967656856246285, -10.256797407374743, 1.5, 0.11237574102820556), (-0.7211659722328551, -7.906877301895859, 2.0, 0.2730826522730153), (-1.9735626713129977, -0.9723103940261808, 2.0, 0.7473255109922907), (-2.3979629579212243, 1.3776097114527026, 1.5, 0.9080324222371005), (-2.694728643545853, 3.020812304077962, 1.0, 1.0204081632653061), (-2.9370258382274743, 4.362420845000271, 0.5, 1.112158416479699), (-3.1043727706039306, 5.289027007603243, 0.5, 1.1755273854864061), (-4.459844314559389, 12.794323149134387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0.7211659722328551, -7.906877301895859, 2.0, 0.2730826522730153), (-1.9735626713129977, -0.9723103940261808, 2.0, 0.7473255109922907), (-2.3979629579212243, 1.3776097114527026, 1.5, 0.9080324222371005), (-2.694728643545853, 3.020812304077962, 1.0, 1.0204081632653061), (-2.9370258382274743, 4.362420845000271, 0.5, 1.112158416479699), (-3.1043727706039306, 5.289027007603243, 0.5, 1.1755273854864061), (-4.459844314559389, 12.794323149134387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1.9735626713129977, -0.9723103940261808, 2.0, 0.7473255109922907), (-2.3979629579212243, 1.3776097114527026, 1.5, 0.9080324222371005), (-2.694728643545853, 3.020812304077962, 1.0, 1.0204081632653061), (-2.9370258382274743, 4.362420845000271, 0.5, 1.112158416479699), (-3.1043727706039306, 5.289027007603243, 0.5, 1.1755273854864061), (-4.459844314559389, 12.794323149134387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2.3979629579212243, 1.3776097114527026, 1.5, 0.9080324222371005), (-2.694728643545853, 3.020812304077962, 1.0, 1.0204081632653061), (-2.9370258382274743, 4.362420845000271, 0.5, 1.112158416479699), (-3.1043727706039306, 5.289027007603243, 0.5, 1.1755273854864061), (-4.459844314559389, 12.794323149134387, 0.5, 1.688801414705906)]</text:p>
          </table:table-cell>
          <table:table-cell table:number-columns-repeated="3"/>
        </table:table-row>
        <table:table-row table:style-name="ro1">
          <table:table-cell/>
          <table:table-cell table:style-name="ce108" office:value-type="string" calcext:value-type="string">
            <text:p>(-2.694728643545853, 3.020812304077962, 1.0, 1.0204081632653061), (-2.9370258382274743, 4.362420845000271, 0.5, 1.112158416479699), (-3.1043727706039306, 5.289027007603243, 0.5, 1.1755273854864061), (-4.459844314559389, 12.794323149134387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-2.9370258382274743, 4.362420845000271, 0.5, 1.112158416479699), (-3.1043727706039306, 5.289027007603243, 0.5, 1.1755273854864061), (-4.459844314559389, 12.794323149134387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(-3.1043727706039306, 5.289027007603243, 0.5, 1.1755273854864061), (-4.459844314559389, 12.794323149134387, 0.5, 1.688801414705906)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(-4.459844314559389, 12.794323149134387, 0.5, 1.688801414705906)]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table:formula="of:=-11.9-3.05" office:value-type="float" office:value="-14.95" calcext:value-type="float">
            <text:p>-14.95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1">
          <table:table-cell/>
          <table:table-cell office:value-type="float" office:value="1.02240425855682" calcext:value-type="float">
            <text:p>1.02240425855682</text:p>
          </table:table-cell>
          <table:table-cell/>
          <table:table-cell office:value-type="string" calcext:value-type="string">
            <text:p>tf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-2.7, 3.05)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0, -11.9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0, -11.9, 1.0] </text:p>
          </table:table-cell>
          <table:table-cell/>
          <table:table-cell office:value-type="string" calcext:value-type="string">
            <text:p>ballp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2.640834070674936 </text:p>
          </table:table-cell>
          <table:table-cell/>
          <table:table-cell office:value-type="string" calcext:value-type="string">
            <text:p>vx</text:p>
          </table:table-cell>
          <table:table-cell table:formula="of:=[.B63]*[.B59]" office:value-type="float" office:value="-2.7" calcext:value-type="float">
            <text:p>-2.7</text:p>
          </table:table-cell>
        </table:table-row>
        <table:table-row table:style-name="ro1">
          <table:table-cell/>
          <table:table-cell office:value-type="float" office:value="14.6223960579964" calcext:value-type="float">
            <text:p>14.6223960579964</text:p>
          </table:table-cell>
          <table:table-cell/>
          <table:table-cell office:value-type="string" calcext:value-type="string">
            <text:p>vy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0→VZ=5,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.5 5 1.0 1.112158416479699 1.0224042585568214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68]+5*[.A68]-9.8/2*[.A68]*[.A6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68]+[.C68]*0.1" office:value-type="float" office:value="1.5" calcext:value-type="float">
            <text:p>1.5</text:p>
          </table:table-cell>
          <table:table-cell table:formula="of:=[.C68]-9.8*0.1" office:value-type="float" office:value="4.02" calcext:value-type="float">
            <text:p>4.02</text:p>
          </table:table-cell>
          <table:table-cell table:formula="of:=[.B69]+5*[.A69]-9.8/2*[.A69]*[.A69]" office:value-type="float" office:value="1.951" calcext:value-type="float">
            <text:p>1.951</text:p>
          </table:table-cell>
          <table:table-cell/>
        </table:table-row>
        <table:table-row table:style-name="ro1">
          <table:table-cell table:formula="of:=0.1+[.A69]" office:value-type="float" office:value="0.2" calcext:value-type="float">
            <text:p>0.2</text:p>
          </table:table-cell>
          <table:table-cell table:formula="of:=[.B69]+[.C69]*0.1" office:value-type="float" office:value="1.902" calcext:value-type="float">
            <text:p>1.902</text:p>
          </table:table-cell>
          <table:table-cell table:formula="of:=[.C69]-9.8*0.1" office:value-type="float" office:value="3.04" calcext:value-type="float">
            <text:p>3.04</text:p>
          </table:table-cell>
          <table:table-cell table:formula="of:=[.B70]+5*[.A70]-9.8/2*[.A70]*[.A70]" office:value-type="float" office:value="2.706" calcext:value-type="float">
            <text:p>2.706</text:p>
          </table:table-cell>
          <table:table-cell/>
        </table:table-row>
        <table:table-row table:style-name="ro1">
          <table:table-cell table:formula="of:=0.1+[.A70]" office:value-type="float" office:value="0.3" calcext:value-type="float">
            <text:p>0.3</text:p>
          </table:table-cell>
          <table:table-cell table:formula="of:=[.B70]+[.C70]*0.1" office:value-type="float" office:value="2.206" calcext:value-type="float">
            <text:p>2.206</text:p>
          </table:table-cell>
          <table:table-cell table:formula="of:=[.C70]-9.8*0.1" office:value-type="float" office:value="2.06" calcext:value-type="float">
            <text:p>2.06</text:p>
          </table:table-cell>
          <table:table-cell table:formula="of:=[.B71]+5*[.A71]-9.8/2*[.A71]*[.A71]" office:value-type="float" office:value="3.265" calcext:value-type="float">
            <text:p>3.265</text:p>
          </table:table-cell>
          <table:table-cell/>
        </table:table-row>
        <table:table-row table:style-name="ro1">
          <table:table-cell table:formula="of:=0.1+[.A71]" office:value-type="float" office:value="0.4" calcext:value-type="float">
            <text:p>0.4</text:p>
          </table:table-cell>
          <table:table-cell table:formula="of:=[.B71]+[.C71]*0.1" office:value-type="float" office:value="2.412" calcext:value-type="float">
            <text:p>2.412</text:p>
          </table:table-cell>
          <table:table-cell table:formula="of:=[.C71]-9.8*0.1" office:value-type="float" office:value="1.08" calcext:value-type="float">
            <text:p>1.08</text:p>
          </table:table-cell>
          <table:table-cell table:formula="of:=[.B72]+5*[.A72]-9.8/2*[.A72]*[.A72]" office:value-type="float" office:value="3.628" calcext:value-type="float">
            <text:p>3.628</text:p>
          </table:table-cell>
          <table:table-cell/>
        </table:table-row>
        <table:table-row table:style-name="ro1">
          <table:table-cell table:formula="of:=0.1+[.A72]" office:value-type="float" office:value="0.5" calcext:value-type="float">
            <text:p>0.5</text:p>
          </table:table-cell>
          <table:table-cell table:formula="of:=[.B72]+[.C72]*0.1" office:value-type="float" office:value="2.52" calcext:value-type="float">
            <text:p>2.52</text:p>
          </table:table-cell>
          <table:table-cell table:formula="of:=[.C72]-9.8*0.1" office:value-type="float" office:value="0.0999999999999995" calcext:value-type="float">
            <text:p>0.0999999999999995</text:p>
          </table:table-cell>
          <table:table-cell table:formula="of:=[.B73]+5*[.A73]-9.8/2*[.A73]*[.A73]" office:value-type="float" office:value="3.795" calcext:value-type="float">
            <text:p>3.795</text:p>
          </table:table-cell>
          <table:table-cell/>
        </table:table-row>
        <table:table-row table:style-name="ro1">
          <table:table-cell table:formula="of:=0.1+[.A73]" office:value-type="float" office:value="0.6" calcext:value-type="float">
            <text:p>0.6</text:p>
          </table:table-cell>
          <table:table-cell table:formula="of:=[.B73]+[.C73]*0.1" office:value-type="float" office:value="2.53" calcext:value-type="float">
            <text:p>2.53</text:p>
          </table:table-cell>
          <table:table-cell table:formula="of:=[.C73]-9.8*0.1" office:value-type="float" office:value="-0.880000000000001" calcext:value-type="float">
            <text:p>-0.880000000000001</text:p>
          </table:table-cell>
          <table:table-cell table:formula="of:=[.B74]+5*[.A74]-9.8/2*[.A74]*[.A74]" office:value-type="float" office:value="3.766" calcext:value-type="float">
            <text:p>3.766</text:p>
          </table:table-cell>
          <table:table-cell/>
        </table:table-row>
        <table:table-row table:style-name="ro1">
          <table:table-cell table:formula="of:=0.1+[.A74]" office:value-type="float" office:value="0.7" calcext:value-type="float">
            <text:p>0.7</text:p>
          </table:table-cell>
          <table:table-cell table:formula="of:=[.B74]+[.C74]*0.1" office:value-type="float" office:value="2.442" calcext:value-type="float">
            <text:p>2.442</text:p>
          </table:table-cell>
          <table:table-cell table:formula="of:=[.C74]-9.8*0.1" office:value-type="float" office:value="-1.86" calcext:value-type="float">
            <text:p>-1.86</text:p>
          </table:table-cell>
          <table:table-cell table:formula="of:=[.B75]+5*[.A75]-9.8/2*[.A75]*[.A75]" office:value-type="float" office:value="3.541" calcext:value-type="float">
            <text:p>3.541</text:p>
          </table:table-cell>
          <table:table-cell/>
        </table:table-row>
        <table:table-row table:style-name="ro1">
          <table:table-cell table:formula="of:=0.1+[.A75]" office:value-type="float" office:value="0.8" calcext:value-type="float">
            <text:p>0.8</text:p>
          </table:table-cell>
          <table:table-cell table:formula="of:=[.B75]+[.C75]*0.1" office:value-type="float" office:value="2.256" calcext:value-type="float">
            <text:p>2.256</text:p>
          </table:table-cell>
          <table:table-cell table:formula="of:=[.C75]-9.8*0.1" office:value-type="float" office:value="-2.84" calcext:value-type="float">
            <text:p>-2.84</text:p>
          </table:table-cell>
          <table:table-cell table:formula="of:=[.B76]+5*[.A76]-9.8/2*[.A76]*[.A76]" office:value-type="float" office:value="3.12" calcext:value-type="float">
            <text:p>3.12</text:p>
          </table:table-cell>
          <table:table-cell/>
        </table:table-row>
        <table:table-row table:style-name="ro1">
          <table:table-cell table:formula="of:=0.1+[.A76]" office:value-type="float" office:value="0.9" calcext:value-type="float">
            <text:p>0.9</text:p>
          </table:table-cell>
          <table:table-cell table:formula="of:=[.B76]+[.C76]*0.1" office:value-type="float" office:value="1.972" calcext:value-type="float">
            <text:p>1.972</text:p>
          </table:table-cell>
          <table:table-cell table:formula="of:=[.C76]-9.8*0.1" office:value-type="float" office:value="-3.82" calcext:value-type="float">
            <text:p>-3.82</text:p>
          </table:table-cell>
          <table:table-cell table:formula="of:=[.B77]+5*[.A77]-9.8/2*[.A77]*[.A77]" office:value-type="float" office:value="2.503" calcext:value-type="float">
            <text:p>2.503</text:p>
          </table:table-cell>
          <table:table-cell/>
        </table:table-row>
        <table:table-row table:style-name="ro1">
          <table:table-cell table:formula="of:=0.1+[.A77]" office:value-type="float" office:value="1" calcext:value-type="float">
            <text:p>1</text:p>
          </table:table-cell>
          <table:table-cell table:formula="of:=[.B77]+[.C77]*0.1" office:value-type="float" office:value="1.59" calcext:value-type="float">
            <text:p>1.59</text:p>
          </table:table-cell>
          <table:table-cell table:formula="of:=[.C77]-9.8*0.1" office:value-type="float" office:value="-4.8" calcext:value-type="float">
            <text:p>-4.8</text:p>
          </table:table-cell>
          <table:table-cell table:formula="of:=[.B78]+5*[.A78]-9.8/2*[.A78]*[.A78]" office:value-type="float" office:value="1.69" calcext:value-type="float">
            <text:p>1.69</text:p>
          </table:table-cell>
          <table:table-cell/>
        </table:table-row>
        <table:table-row table:style-name="ro1">
          <table:table-cell table:formula="of:=0.1+[.A78]" office:value-type="float" office:value="1.1" calcext:value-type="float">
            <text:p>1.1</text:p>
          </table:table-cell>
          <table:table-cell table:formula="of:=[.B78]+[.C78]*0.1" office:value-type="float" office:value="1.11" calcext:value-type="float">
            <text:p>1.11</text:p>
          </table:table-cell>
          <table:table-cell table:formula="of:=[.C78]-9.8*0.1" office:value-type="float" office:value="-5.78" calcext:value-type="float">
            <text:p>-5.78</text:p>
          </table:table-cell>
          <table:table-cell table:formula="of:=[.B79]+5*[.A79]-9.8/2*[.A79]*[.A79]" office:value-type="float" office:value="0.681" calcext:value-type="float">
            <text:p>0.681</text:p>
          </table:table-cell>
          <table:table-cell/>
        </table:table-row>
        <table:table-row table:style-name="ro1">
          <table:table-cell table:formula="of:=0.1+[.A79]" office:value-type="float" office:value="1.2" calcext:value-type="float">
            <text:p>1.2</text:p>
          </table:table-cell>
          <table:table-cell table:formula="of:=[.B79]+[.C79]*0.1" office:value-type="float" office:value="0.531999999999999" calcext:value-type="float">
            <text:p>0.531999999999999</text:p>
          </table:table-cell>
          <table:table-cell table:formula="of:=[.C79]-9.8*0.1" office:value-type="float" office:value="-6.76" calcext:value-type="float">
            <text:p>-6.76</text:p>
          </table:table-cell>
          <table:table-cell table:formula="of:=[.B80]+5*[.A80]-9.8/2*[.A80]*[.A80]" office:value-type="float" office:value="-0.524000000000001" calcext:value-type="float">
            <text:p>-0.524000000000001</text:p>
          </table:table-cell>
          <table:table-cell/>
        </table:table-row>
        <table:table-row table:style-name="ro1">
          <table:table-cell/>
          <table:table-cell table:formula="of:=[.B80]+[.C80]*0.1" office:value-type="float" office:value="-0.144000000000001" calcext:value-type="float">
            <text:p>-0.144000000000001</text:p>
          </table:table-cell>
          <table:table-cell table:formula="of:=[.C80]-9.8*0.1" office:value-type="float" office:value="-7.74" calcext:value-type="float">
            <text:p>-7.74</text:p>
          </table:table-cell>
          <table:table-cell table:number-columns-repeated="2"/>
        </table:table-row>
        <table:table-row table:style-name="ro1">
          <table:table-cell/>
          <table:table-cell table:formula="of:=[.B81]+[.C81]*0.1" office:value-type="float" office:value="-0.918000000000001" calcext:value-type="float">
            <text:p>-0.918000000000001</text:p>
          </table:table-cell>
          <table:table-cell table:formula="of:=[.C81]-9.8*0.1" office:value-type="float" office:value="-8.72" calcext:value-type="float">
            <text:p>-8.72</text:p>
          </table:table-cell>
          <table:table-cell table:number-columns-repeated="2"/>
        </table:table-row>
        <table:table-row table:style-name="ro1">
          <table:table-cell/>
          <table:table-cell table:formula="of:=[.B82]+[.C82]*0.1" office:value-type="float" office:value="-1.79" calcext:value-type="float">
            <text:p>-1.79</text:p>
          </table:table-cell>
          <table:table-cell table:formula="of:=[.C82]-9.8*0.1" office:value-type="float" office:value="-9.7" calcext:value-type="float">
            <text:p>-9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3" number:min-decimal-places="3" number:min-integer-digits="1"/>
      <number:text loext:blank-width-char=" "> </number:text>
    </number:number-style>
    <number:number-style style:name="N160">
      <number:number number:decimal-places="1" number:min-decimal-places="1" number:min-integer-digits="1"/>
      <number:text loext:blank-width-char=" "> </number:text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1" fo:font-family="'ＭＳ Ｐゴシック'" style:font-family-generic="swiss" fo:font-size="11pt" style:font-name-asian="ＭＳ Ｐゴシック1" style:font-family-asian="'ＭＳ Ｐゴシック'" style:font-family-generic-asian="swiss" style:font-size-asian="11pt" style:font-name-complex="ＭＳ Ｐゴシック1" style:font-family-complex="'ＭＳ Ｐゴシック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ゴシック" fo:font-family="'ＭＳ ゴシック'" style:font-family-generic="swiss" fo:font-size="9pt" fo:font-style="normal" fo:text-shadow="none" style:text-underline-style="none" fo:font-weight="normal" style:font-name-asian="ＭＳ ゴシック" style:font-family-asian="'ＭＳ ゴシック'" style:font-family-generic-asian="swiss" style:font-size-asian="9pt" style:font-style-asian="normal" style:font-weight-asian="normal" style:font-name-complex="ＭＳ ゴシック" style:font-family-complex="'ＭＳ ゴシック'" style:font-family-generic-complex="swiss" style:font-size-complex="9pt" style:font-style-complex="normal" style:font-weight-complex="normal">
        <loext:char-complex-color loext:theme-type="dark1" loext:color-type="theme"/>
      </style:text-properties>
    </style:style>
    <draw:marker draw:name="線の終点_20_1" draw:display-name="線の終点 1" svg:viewBox="0 0 20 30" svg:d="M10 0l-10 30h20z"/>
    <loext:theme loext:name="Office テーマ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23:41:46.91244166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スピード" style:display-name="PageStyle_スピー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_20__28_2_29_" style:display-name="PageStyle_Sheet2 (2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" style:display-name="PageStyle_色マップ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2" style:display-name="PageStyle_色マップ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ニスコート" style:display-name="PageStyle_テニスコート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zuo.kawarabayashi</meta:initial-creator>
    <meta:creation-date>2019-12-24T02:38:38</meta:creation-date>
    <dc:date>2025-05-07T23:19:46.949404386</dc:date>
    <meta:generator>LibreOffice/24.8.4.2$MacOSX_AARCH64 LibreOffice_project/bb3cfa12c7b1bf994ecc5649a80400d06cd71002</meta:generator>
    <meta:editing-duration>P2DT3H52M</meta:editing-duration>
    <meta:editing-cycles>4</meta:editing-cycles>
    <meta:document-statistic meta:table-count="2" meta:cell-count="582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cro1()
'
' Macro1 Macro
'

'
    Range("J1").Select
    w = 1
Do While w &gt; 0
    DoEvents
    
    ActiveCell.Offset(1, 0).Select
    If IsError(ActiveCell.Value) Then
    Else
        c = ActiveCell.Value
        If (c = "") Then
            w = 0
        End If
        
        If (Left(c, 1) = "#") Then
            r = Val("&amp;H" &amp; Mid(c, 2, 2))
            g = Val("&amp;H" &amp; Mid(c, 4, 2))
            b = Val("&amp;H" &amp; Mid(c, 6, 2))
            ActiveCell.Interior.Color = RGB(r, g, b)
            
        
       End If
    End If

Loop
        
    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